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a4f97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officeooo:paragraph-rsid="000a4f97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paragraph-rsid="000a4f97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20pt" style:text-underline-style="solid" style:text-underline-width="auto" style:text-underline-color="font-color" fo:font-weight="bold" officeooo:paragraph-rsid="000a4f97" style:text-underline-mode="continuous" style:text-overline-mode="continuous" style:text-line-through-mode="continuous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3pt" fo:font-weight="bold" officeooo:rsid="000a4f97" officeooo:paragraph-rsid="000a4f97" fo:background-color="transparent" style:font-name-asian="Calibri" style:font-size-asian="11.3500003814697pt" style:font-weight-asian="bold" style:font-name-complex="Calibri" style:font-size-complex="13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26pt" fo:font-weight="bold" officeooo:paragraph-rsid="000a4f97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4pt" fo:font-weight="bold" officeooo:paragraph-rsid="000a4f97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4pt" fo:font-weight="normal" officeooo:rsid="000bb0ad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rmalización</text:p>
      <text:p text:style-name="P7">Entidades:</text:p>
      <text:p text:style-name="P1"><text:span text:style-name="T1">Competidor(</text:span><text:span text:style-name="T3">CI</text:span><text:span text:style-name="T1">, Nombre, Apellido, Fnac, Peso, Altura, Sexo, Escuela, </text:span><text:span text:style-name="T2">Dojo</text:span><text:span text:style-name="T1">)</text:span></text:p>
      <text:p text:style-name="P1"><text:span text:style-name="T1">Kata(</text:span><text:span text:style-name="T3">Nº Kata</text:span><text:span text:style-name="T1">, Nom.Kata)</text:span></text:p>
      <text:p text:style-name="P1"><text:span text:style-name="T1">Juez(</text:span><text:span text:style-name="T3">Nº</text:span><text:span text:style-name="T1">, Nom. Juez)</text:span></text:p>
      <text:p text:style-name="P1"><text:span text:style-name="T1">Competencia(</text:span><text:span text:style-name="T3">ID</text:span><text:span text:style-name="T1">, Tipo, Categoría, Fecha)</text:span></text:p>
      <text:p text:style-name="P1"><text:span text:style-name="T1">Grupo(</text:span><text:span text:style-name="T3">ID</text:span><text:span text:style-name="T1">, Nº Grupo, Color)</text:span></text:p>
      <text:p text:style-name="P2">ID -&gt; Competencia</text:p>
      <text:p text:style-name="P7">Relaciones:</text:p>
      <text:p text:style-name="P1"><text:span text:style-name="T1">Juzga(</text:span><text:span text:style-name="T3">Nº</text:span><text:span text:style-name="T1">, </text:span><text:span text:style-name="T3">CI</text:span><text:span text:style-name="T1">, Puntaje)</text:span></text:p>
      <text:p text:style-name="P2">Nº -&gt; Juez</text:p>
      <text:p text:style-name="P2">CI -&gt; Competidor</text:p>
      <text:p text:style-name="P1"><text:span text:style-name="T1">Asiste(</text:span><text:span text:style-name="T3">N°</text:span><text:span text:style-name="T1">, </text:span><text:span text:style-name="T3">ID</text:span><text:span text:style-name="T1">)</text:span></text:p>
      <text:p text:style-name="P2">Nº -&gt; Juez</text:p>
      <text:p text:style-name="P2">ID -&gt; Competencia</text:p>
      <text:p text:style-name="P1"><text:span text:style-name="T1">Forma(</text:span><text:span text:style-name="T3">ID</text:span><text:span text:style-name="T1">, Nº Grupo)</text:span></text:p>
      <text:p text:style-name="P2">ID -&gt; Competencia</text:p>
      <text:p text:style-name="P2">Nº Grupo -&gt; Grupo</text:p>
      <text:p text:style-name="P1"><text:span text:style-name="T1">Elige(</text:span><text:span text:style-name="T3">CI</text:span><text:span text:style-name="T1">, Nº Kata)</text:span></text:p>
      <text:p text:style-name="P2">CI -&gt; Competidor</text:p>
      <text:p text:style-name="P2">Nº Kata -&gt; Kata</text:p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Cambios:</text:p>
      <text:p text:style-name="P3">Se quitó el atributo compuesto "Napellido" para cumplir con la primera forma normal. </text:p>
      <text:p text:style-name="P3">Las dependencias de los atributos no primos son totales a sus respectivas claves primarias, además no existe dependencia entre atributos no primos, por lo que está en tercera forma normal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2T20:12:47.541000000</dc:date>
    <meta:editing-duration>PT23M20S</meta:editing-duration>
    <meta:editing-cycles>7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24" meta:word-count="110" meta:character-count="703" meta:non-whitespace-character-count="616"/>
  </office:meta>
</office:document-meta>
</file>